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11.229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5.835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EnergyMonito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Empaquetad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IdentificaciÃ³n</text:p>
          </table:table-cell>
          <table:table-cell office:value-type="string" calcext:value-type="string">
            <text:p>Suministrador y ref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OSHW-Logo_5.7x6mm_SilkSc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W-Logo_5.7x6mm_SilkScreen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KiCad-Logo2_5mm_SilkSc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Cad-Logo2_5mm_SilkScreen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1,R10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Converter_ACDC_Hahn_HS-400xx_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RRA 4404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SP32-WROOM-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D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2,SW1</text:p>
          </table:table-cell>
          <table:table-cell office:value-type="string" calcext:value-type="string">
            <text:p>SW_Push_1P1T_NO_CK_KM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hoenixContact_GMSTBVA_2,5_2-G_1x02_P7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Converter_ACDC_Hahn_HS-400xx_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RRA 4712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Header_1x04_P2.54mm_Vertical_SMD_Pin1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HRO_TYPE-C-31-M-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SOP-28_5.3x10.2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L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RV_Disc_D12mm_W3.9mm_P7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D47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9,R8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7,R6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 (era 1K2 pero no es normal este valor)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2,R1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2,Q1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7002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holder_Cylinder-5x20mm_Schurter_0031_8201_Horizontal_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6,C4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/25V(10%)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ack_3.5mm_PJ31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_CTSensor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SSOP-10_3x3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1115IDGS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(1%) <text:span text:style-name="T1">(cambiar por 5k1)</text:span>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k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 <text:span text:style-name="T1">(cambiar por 5k1)</text:span>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5,C3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/25V(10%)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10V(10%)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.3V(20%)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 style:data-style-name="N2" text:time-value="17:43:04.65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10T17:43:30.436000000</dc:date>
    <meta:editing-duration>PT24M24S</meta:editing-duration>
    <meta:editing-cycles>4</meta:editing-cycles>
    <meta:generator>LibreOffice/7.0.2.2$Windows_X86_64 LibreOffice_project/8349ace3c3162073abd90d81fd06dcfb6b36b994</meta:generator>
    <meta:document-statistic meta:table-count="1" meta:cell-count="136" meta:object-count="0"/>
  </office:meta>
</office:document-meta>
</file>